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estRecorderServlet.doDisplayReport( HttpServletRequest request , HttpServletResponse response )</text:p>
          </table:table-cell>
          <table:table-cell office:value-type="float" office:value="7">
            <text:p text:style-name="Table_20_Contents">7</text:p>
          </table:table-cell>
          <table:table-cell office:value-type="float" office:value="5">
            <text:p text:style-name="Table_20_Contents">5</text:p>
          </table:table-cell>
          <table:table-cell office:value-type="float" office:value="39">
            <text:p text:style-name="Table_20_Contents">39</text:p>
          </table:table-cell>
        </table:table-row>
        <table:table-row>
          <table:table-cell office:value-type="string">
            <text:p text:style-name="Table_20_Contents">TestRecorderServlet.doDisplayRecord( HttpServletRequest request , HttpServletResponse respons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TestRecorderServlet.forward( HttpServletRequest request , HttpServletResponse response , String msg , String page , boolean err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RecorderServlet.doResourceStream( HttpServletRequest request , HttpServletResponse response , final InputStream is , final String resource , final boolean outputHtml )</text:p>
          </table:table-cell>
          <table:table-cell office:value-type="float" office:value="9">
            <text:p text:style-name="Table_20_Contents">9</text:p>
          </table:table-cell>
          <table:table-cell office:value-type="float" office:value="5">
            <text:p text:style-name="Table_20_Contents">5</text:p>
          </table:table-cell>
          <table:table-cell office:value-type="float" office:value="30">
            <text:p text:style-name="Table_20_Contents">30</text:p>
          </table:table-cell>
        </table:table-row>
        <table:table-row>
          <table:table-cell office:value-type="string">
            <text:p text:style-name="Table_20_Contents">TestRecorderServlet.getTestFile( TestDefinition t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RecorderServlet.doPlaybackStart( HttpServletRequest request , HttpServletResponse response )</text:p>
          </table:table-cell>
          <table:table-cell office:value-type="float" office:value="9">
            <text:p text:style-name="Table_20_Contents">9</text:p>
          </table:table-cell>
          <table:table-cell office:value-type="float" office:value="1">
            <text:p text:style-name="Table_20_Contents">1</text:p>
          </table:table-cell>
          <table:table-cell office:value-type="float" office:value="59">
            <text:p text:style-name="Table_20_Contents">59</text:p>
          </table:table-cell>
        </table:table-row>
        <table:table-row>
          <table:table-cell office:value-type="string">
            <text:p text:style-name="Table_20_Contents">TestRecorderServlet.getDiffFile( TestDefinition t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RecorderServlet.doLink( HttpServletRequest request , HttpServletResponse response )</text:p>
          </table:table-cell>
          <table:table-cell office:value-type="float" office:value="7">
            <text:p text:style-name="Table_20_Contents">7</text:p>
          </table:table-cell>
          <table:table-cell office:value-type="float" office:value="3">
            <text:p text:style-name="Table_20_Contents">3</text:p>
          </table:table-cell>
          <table:table-cell office:value-type="float" office:value="43">
            <text:p text:style-name="Table_20_Contents">43</text:p>
          </table:table-cell>
        </table:table-row>
        <table:table-row>
          <table:table-cell office:value-type="string">
            <text:p text:style-name="Table_20_Contents">TestRecorderServlet.doClean( HttpServletRequest request , HttpServletResponse respons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TestRecorderServlet.doPlaybackStop( HttpServletRequest request , HttpServletResponse respons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2">
            <text:p text:style-name="Table_20_Contents">2</text:p>
          </table:table-cell>
          <table:table-cell office:value-type="float" office:value="41">
            <text:p text:style-name="Table_20_Contents">41</text:p>
          </table:table-cell>
        </table:table-row>
        <table:table-row>
          <table:table-cell office:value-type="string">
            <text:p text:style-name="Table_20_Contents">TestRecorderServlet.doRecordStop( HttpServletRequest request , HttpServletResponse respons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1">
            <text:p text:style-name="Table_20_Contents">1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TestRecorderServlet.doRecord( HttpServletRequest request , HttpServletResponse respons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1">
            <text:p text:style-name="Table_20_Contents">1</text:p>
          </table:table-cell>
          <table:table-cell office:value-type="float" office:value="29">
            <text:p text:style-name="Table_20_Contents">29</text:p>
          </table:table-cell>
        </table:table-row>
        <table:table-row>
          <table:table-cell office:value-type="string">
            <text:p text:style-name="Table_20_Contents">TestRecorderServlet.doPlayback( HttpServletRequest request , HttpServletResponse respons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TestRecorderServlet.forward( HttpServletRequest request , HttpServletResponse response , String p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estRecorderServlet.getResultFile( TestDefinition t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RecorderServlet.doFileReport( HttpServletRequest request , HttpServletResponse response , TestDefinition test , File file , String titl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4">
            <text:p text:style-name="Table_20_Contents">4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TestRecorderServlet.doGet( HttpServletRequest request , HttpServletResponse response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1">
            <text:p text:style-name="Table_20_Contents">1</text:p>
          </table:table-cell>
          <table:table-cell office:value-type="float" office:value="40">
            <text:p text:style-name="Table_20_Contents">40</text:p>
          </table:table-cell>
        </table:table-row>
        <table:table-row>
          <table:table-cell office:value-type="string">
            <text:p text:style-name="Table_20_Contents">TestRecorderServlet.forward( HttpServletRequest request , HttpServletResponse response , String msg , String page , boolean error , Exception ex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TestRecorderServlet.doRecordStart( String testName , HttpServletRequest request , HttpServletResponse response , boolean overwrite , String testUser , String description )</text:p>
          </table:table-cell>
          <table:table-cell office:value-type="float" office:value="9">
            <text:p text:style-name="Table_20_Contents">9</text:p>
          </table:table-cell>
          <table:table-cell office:value-type="float" office:value="3">
            <text:p text:style-name="Table_20_Contents">3</text:p>
          </table:table-cell>
          <table:table-cell office:value-type="float" office:value="49">
            <text:p text:style-name="Table_20_Contents">49</text:p>
          </table:table-cell>
        </table:table-row>
        <table:table-row>
          <table:table-cell office:value-type="string">
            <text:p text:style-name="Table_20_Contents">TestRecorderServlet.doPost( HttpServletRequest request , HttpServletResponse respon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RecorderServlet.doTestMode( HttpServletRequest request , HttpServletResponse response , boolean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TestRecorderServlet.doXml( HttpServletRequest request , HttpServletResponse response )</text:p>
          </table:table-cell>
          <table:table-cell office:value-type="float" office:value="8">
            <text:p text:style-name="Table_20_Contents">8</text:p>
          </table:table-cell>
          <table:table-cell office:value-type="float" office:value="1">
            <text:p text:style-name="Table_20_Contents">1</text:p>
          </table:table-cell>
          <table:table-cell office:value-type="float" office:value="36">
            <text:p text:style-name="Table_20_Contents">36</text:p>
          </table:table-cell>
        </table:table-row>
        <table:table-row>
          <table:table-cell office:value-type="string">
            <text:p text:style-name="Table_20_Contents">TestRecorderServlet.getTest( String 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TestRecorderServlet.getTestName( HttpServletRequest requ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RecorderServlet.getRecordSession( TestDefinition test , boolean overwrite , String testUser , String descripti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TestRecorderServlet.doDisplayPlayback( HttpServletRequest request , HttpServletResponse respons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TestRecorderServlet.doDetails( HttpServletRequest request , HttpServletResponse respons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42">
            <text:p text:style-name="Table_20_Contents">42</text:p>
          </table:table-cell>
        </table:table-row>
        <table:table-row>
          <table:table-cell office:value-type="string">
            <text:p text:style-name="Table_20_Contents">TestRecorderServlet.getPlaybackSession( TestDefinition tes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TestRecorderServlet.doDiff( HttpServletRequest request , HttpServletResponse respons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36">
            <text:p text:style-name="Table_20_Contents">36</text:p>
          </table:table-cell>
        </table:table-row>
        <table:table-row>
          <table:table-cell office:value-type="string">
            <text:p text:style-name="Table_20_Contents">TestRecorderServlet.doAdmin( HttpServletRequest request , HttpServletResponse response )</text:p>
          </table:table-cell>
          <table:table-cell office:value-type="float" office:value="9">
            <text:p text:style-name="Table_20_Contents">9</text:p>
          </table:table-cell>
          <table:table-cell office:value-type="float" office:value="1">
            <text:p text:style-name="Table_20_Contents">1</text:p>
          </table:table-cell>
          <table:table-cell office:value-type="float" office:value="34">
            <text:p text:style-name="Table_20_Contents">34</text:p>
          </table:table-cell>
        </table:table-row>
        <table:table-row>
          <table:table-cell office:value-type="string">
            <text:p text:style-name="Table_20_Contents">TestRecorderServlet.getPlaybackSessionFile( TestDefinition t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estRecorderServlet.getRecordSessionFile( TestDefinition t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